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2D0000040017E7B9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6b0094" draw:marker-start-width="0.35cm" draw:marker-end-width="0.35cm" draw:fill="solid" draw:fill-color="#9966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ffff00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ff0000" draw:marker-start-width="0.35cm" draw:marker-end-width="0.35cm" draw:fill="solid" draw:fill-color="#ff3366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svg:stroke-width="0.1cm" svg:stroke-color="#00ae00" draw:marker-start-width="0.35cm" draw:marker-end-width="0.35cm" draw:fill="solid" draw:fill-color="#3deb3d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YaHei Consolas Hybrid'" style:font-pitch="variable" fo:font-size="42pt" style:font-family-asian="'YaHei Consolas Hybrid'" style:font-pitch-asian="variable" style:font-size-asian="41.9000015258789pt" style:font-size-complex="42pt"/>
    </style:style>
    <style:style style:name="P3" style:family="paragraph">
      <style:paragraph-properties fo:text-align="center"/>
      <style:text-properties fo:color="#000000" fo:font-family="'YaHei Consolas Hybrid'" style:font-pitch="variable" fo:font-size="16pt" style:font-family-asian="'YaHei Consolas Hybrid'" style:font-pitch-asian="variable" style:font-size-asian="15.8999996185303pt" style:font-size-complex="16pt"/>
    </style:style>
    <style:style style:name="P4" style:family="paragraph">
      <style:paragraph-properties fo:text-align="center"/>
      <style:text-properties fo:color="#000000" fo:font-family="'YaHei Consolas Hybrid'" style:font-pitch="variable" fo:font-size="26pt" style:font-family-asian="'YaHei Consolas Hybrid'" style:font-pitch-asian="variable" style:font-size-asian="25.8999996185303pt" style:font-size-complex="26pt"/>
    </style:style>
    <style:style style:name="P5" style:family="paragraph">
      <style:paragraph-properties fo:text-align="center"/>
      <style:text-properties fo:color="#000000" fo:font-family="'YaHei Consolas Hybrid'" style:font-pitch="variable" fo:font-size="22pt" style:font-family-asian="'YaHei Consolas Hybrid'" style:font-pitch-asian="variable" style:font-size-asian="21.8999996185303pt" style:font-size-complex="22pt"/>
    </style:style>
    <style:style style:name="T1" style:family="text">
      <style:text-properties fo:color="#000000" fo:font-family="'YaHei Consolas Hybrid'" style:font-pitch="variable" style:font-family-asian="'YaHei Consolas Hybrid'" style:font-pitch-asian="variable"/>
    </style:style>
    <style:style style:name="T2" style:family="text">
      <style:text-properties fo:color="#000000" fo:font-family="'YaHei Consolas Hybrid'" style:font-pitch="variable" fo:font-size="16pt" style:font-family-asian="'YaHei Consolas Hybrid'" style:font-pitch-asian="variable" style:font-size-asian="16pt" style:font-size-complex="1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000000" fo:font-family="'YaHei Consolas Hybrid'" style:font-pitch="variable" fo:font-size="22pt" style:font-family-asian="'YaHei Consolas Hybrid'" style:font-pitch-asian="variabl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8.08cm" svg:height="10.177cm" svg:x="2.4cm" svg:y="7.623cm">
          <draw:image xlink:href="Pictures/100000000000032D0000040017E7B9AF.jpg" xlink:type="simple" xlink:show="embed" xlink:actuate="onLoad">
            <text:p/>
          </draw:image>
        </draw:frame>
        <draw:custom-shape draw:style-name="gr2" draw:text-style-name="P2" draw:layer="layout" svg:width="9cm" svg:height="3.4cm" svg:x="7.4cm" svg:y="0.628cm">
          <text:p text:style-name="P2"><text:span text:style-name="T1">口味？</text:span></text:p>
          <draw:enhanced-geometry svg:viewBox="0 0 21600 21600" draw:glue-points="10800 0 0 10800 10800 21600 21600 10800 ?f40 ?f41" draw:text-areas="0 0 21600 21600" draw:type="rectangular-callout" draw:modifiers="2008.57682479724 43708.085857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4.998cm" svg:height="3.2cm" svg:x="0.401cm" svg:y="3.424cm">
          <text:p text:style-name="P3"><text:span text:style-name="T2">近不近？</text:span></text:p>
          <draw:enhanced-geometry svg:viewBox="0 0 21600 21600" draw:text-areas="800 800 20800 20800" draw:type="round-rectangular-callout" draw:modifiers="21383.9567913583 28482.8491096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6.201cm" svg:height="4.2cm" svg:x="11.799cm" svg:y="6.423cm">
          <text:p text:style-name="P4"><text:span text:style-name="T3">服务质量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10.64172847469 13219.13830040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5" draw:layer="layout" svg:width="4.2cm" svg:height="3.6cm" svg:x="11.6cm" svg:y="11.823cm">
          <text:p text:style-name="P5"><text:span text:style-name="T4">装潢？</text:span></text:p>
          <draw:enhanced-geometry svg:viewBox="0 0 21600 21600" draw:text-areas="800 800 20800 20800" draw:mirror-horizontal="false" draw:mirror-vertical="false" draw:type="round-rectangular-callout" draw:modifiers="-6365.34158533682 -1013.718411552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DejaVu Sans Condensed'" style:font-family-generic="roman" style:font-pitch="variable" fo:font-size="24.2999992370605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cm" fo:text-indent="0cm"/>
      <style:text-properties fo:font-size="21.200000762939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224cm" fo:text-indent="0cm"/>
      <style:text-properties fo:font-size="18.200000762939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148cm" fo:text-indent="0cm"/>
      <style:text-properties fo:font-size="15.1000003814697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072cm" fo:text-indent="0cm"/>
      <style:text-properties fo:font-size="15.1000003814697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072cm" fo:text-indent="0cm"/>
      <style:text-properties fo:font-size="15.1000003814697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072cm" fo:text-indent="0cm"/>
      <style:text-properties fo:font-size="15.1000003814697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072cm" fo:text-indent="0cm"/>
      <style:text-properties fo:font-size="15.1000003814697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72cm" fo:text-indent="0cm"/>
      <style:text-properties fo:font-size="15.1000003814697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33.4000015258789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默认" style:page-layout-name="PM1" draw:style-name="Mdp1">
      <draw:frame presentation:style-name="默认-title" draw:layer="backgroundobjects" svg:width="14.399cm" svg:height="2.671cm" svg:x="1.8cm" svg:y="1.633cm" presentation:class="title" presentation:placeholder="true">
        <draw:text-box/>
      </draw:frame>
      <draw:frame presentation:style-name="默认-outline1" draw:layer="backgroundobjects" svg:width="14.399cm" svg:height="10.559cm" svg:x="1.8cm" svg:y="4.74cm" presentation:class="outline" presentation:placeholder="true">
        <draw:text-box/>
      </draw:frame>
      <draw:frame presentation:style-name="Mpr1" draw:text-style-name="MP1" draw:layer="backgroundobjects" svg:width="3.727cm" svg:height="1.103cm" svg:x="1.8cm" svg:y="15.57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5.071cm" svg:height="1.103cm" svg:x="6.472cm" svg:y="15.57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727cm" svg:height="1.103cm" svg:x="12.472cm" svg:y="15.572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home </meta:initial-creator>
    <meta:creation-date>2012-04-03T15:16:54</meta:creation-date>
    <meta:editing-duration>PT17M55S</meta:editing-duration>
    <meta:editing-cycles>6</meta:editing-cycles>
    <dc:date>2012-04-03T15:34:46</dc:date>
    <dc:creator>ehome </dc:creator>
    <meta:generator>LibreOffice/3.4$Unix LibreOffice_project/340m1$Build-402</meta:generator>
    <meta:document-statistic meta:object-count="28"/>
  </office:meta>
</office:document-meta>
</file>